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Cursief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fo:min-height="12.179cm"/>
    </style:style>
    <style:style style:name="pr3" style:family="presentation" style:parent-style-name="Standaard-notes">
      <style:graphic-properties draw:fill-color="#ffffff" fo:min-height="13.364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outline1" style:list-style-name="L3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Courier New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3.506cm" svg:x="1.4cm" svg:y="0.837cm" presentation:class="title">
          <draw:text-box>
            <text:p>Towards an RDF ontolog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Linked Open Data</text:p>
              </text:list-item>
              <text:list-item>
                <text:p>Technologie en vocabularies</text:p>
              </text:list-item>
              <text:list-item>
                <text:p>Onze bouwste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5 sta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★ <text:tab/>Available on the web (whatever format) but with an open licence, to be Open Data</text:p>
            <text:p>★★ <text:tab/>Available as machine-readable structured data (e.g. excel instead of image scan of a table)</text:p>
            <text:p>★★★ <text:tab/>as (2) plus non-proprietary format (e.g. CSV instead of excel)</text:p>
            <text:p>★★★★ <text:tab/>All the above plus, Use open standards from W3C (RDF and SPARQL) to identify things, so that people can point at your stuff</text:p>
            <text:p>★★★★★ <text:tab/>All the above, plus: Link your data to other people’s data to provide con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Vio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centie: ja, maar niet zichtbaar</text:p>
              </text:list-item>
              <text:list-item>
                <text:p>Machine leesbaar: ja, vooral csv en json</text:p>
              </text:list-item>
              <text:list-item>
                <text:p>Open formaat: ja, csv ipv Excel en json</text:p>
              </text:list-item>
              <text:list-item>
                <text:p>Open standaarden: deels. Wel url's, geen echt uri's</text:p>
              </text:list-item>
              <text:list-item>
                <text:p>Interlinked: nee.</text:p>
                <text:p/>
                <text:p>Wel data, redelijk open, niet gelink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ol URI's</text:p>
              </text:list-item>
              <text:list-item>
                <text:p>URI: Uniform Resource Identifier</text:p>
                <text:list>
                  <text:list-item>
                    <text:p>Unieke verwijzing naar een resource</text:p>
                  </text:list-item>
                  <text:list-item>
                    <text:p>Twee types: URL en URN</text:p>
                  </text:list-item>
                  <text:list-item>
                    <text:p>URL: Dereferencable (<text:a xlink:href="https://id.erfgoed.net/actoren/501" xlink:type="simple">https://id.erfgoed.net/actoren/501</text:a>)</text:p>
                  </text:list-item>
                  <text:list-item>
                    <text:p>URN: Niet Dereferencable (urn:lex:eu:council:directive:2010-03-09;2010-19-UE)</text:p>
                  </text:list-item>
                </text:list>
              </text:list-item>
              <text:list-item>
                <text:p>http://www.w3.org/TR/cooluri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 Resources: Ding en Document</text:p>
                <text:list>
                  <text:list-item>
                    <text:p>Ding: Agentschap Onroerend Erfgoed</text:p>
                  </text:list-item>
                  <text:list-item>
                    <text:p>Document: Pagina over Onroerend Erfgoed</text:p>
                  </text:list-item>
                </text:list>
              </text:list-item>
              <text:list-item>
                <text:p>HTTP Satus 200: Document</text:p>
              </text:list-item>
              <text:list-item>
                <text:p>HTTP Status 303: Geen document</text:p>
              </text:list-item>
              <text:list-item>
                <text:p><text:a xlink:href="https://id.erfgoed.net/actoren/501" xlink:type="simple">https://id.erfgoed.net/actoren/501</text:a> <text:s/>(het agentschap) redirect naar document <text:a xlink:href="https://actoren.onroerenderfgoed.be/actoren/501" xlink:type="simple">https://actoren.onroerenderfgoed.be/actoren/501</text:a> (beschrijving van het agentscha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orstellingen</text:p>
                <text:list>
                  <text:list-item>
                    <text:p>Text/html</text:p>
                    <text:list>
                      <text:list-item>
                        <text:p><text:a xlink:href="https://inventaris.onroerenderfgoed.be/dibe/relict/15" xlink:type="simple">https://inventaris.onroerenderfgoed.be/dibe/relict/15</text:a></text:p>
                      </text:list-item>
                      <text:list-item>
                        <text:p>https://inventaris.onroerenderfgoed.be/erfgoed/node/?provincie=40000&amp;typologie=kerken</text:p>
                      </text:list-item>
                    </text:list>
                  </text:list-item>
                  <text:list-item>
                    <text:p>Text/csv</text:p>
                    <text:list>
                      <text:list-item>
                        <text:p>https://inventaris.onroerenderfgoed.be/erfgoed/node/csv?provincie=40000&amp;typologie=kerken</text:p>
                      </text:list-item>
                    </text:list>
                  </text:list-item>
                  <text:list-item>
                    <text:p>Application/json</text:p>
                    <text:list>
                      <text:list-item>
                        <text:p><text:a xlink:href="https://inventaris.onroerenderfgoed.be/erfgoed/node/dibe_relict.15.json" xlink:type="simple">https://inventaris.onroerenderfgoed.be/erfgoed/node/dibe_relict.15.json</text:a></text:p>
                      </text:list-item>
                      <text:list-item>
                        <text:p>https://inventaris.onroerenderfgoed.be/erfgoed/node.json?provincie=40000&amp;typologie=ke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oblemen bestaande voorstellingen</text:span></text:p>
                <text:list>
                  <text:list-item>
                    <text:p><text:span text:style-name="T1">HTML: </text:span></text:p>
                    <text:list>
                      <text:list-item>
                        <text:p><text:span text:style-name="T1">Presentatie voor mensen, geen machines</text:span></text:p>
                      </text:list-item>
                      <text:list-item>
                        <text:p><text:span text:style-name="T1">Geen semantiek</text:span></text:p>
                      </text:list-item>
                    </text:list>
                  </text:list-item>
                  <text:list-item>
                    <text:p><text:span text:style-name="T1">CSV: Enkel lijsten, platgeklopt</text:span></text:p>
                    <text:list>
                      <text:list-item>
                        <text:p><text:span text:style-name="T1">Weinig semantiek</text:span></text:p>
                      </text:list-item>
                    </text:list>
                  </text:list-item>
                  <text:list-item>
                    <text:p><text:span text:style-name="T1">JSON: Beste voor machines</text:span></text:p>
                    <text:list>
                      <text:list-item>
                        <text:p><text:span text:style-name="T1">Weinig semantiek</text:span></text:p>
                      </text:list-item>
                      <text:list-item>
                        <text:p><text:span text:style-name="T1">Geen informatie over de objecttypes en de velden</text:span></text:p>
                        <text:list>
                          <text:list-item>
                            <text:p><text:span text:style-name="T1">Adres.huisnummer =? Woonplaats.num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etere voorstellingswijze: RDF</text:span></text:p>
                <text:list>
                  <text:list-item>
                    <text:p><text:span text:style-name="T1">Resource Description Framework</text:span></text:p>
                  </text:list-item>
                  <text:list-item>
                    <text:p><text:span text:style-name="T1">Triple: Subject-Predicate-Object</text:span></text:p>
                  </text:list-item>
                  <text:list-item>
                    <text:p><text:span text:style-name="T1">Vb: concept-kvd dc:title “Koen Van Daele”</text:span></text:p>
                  </text:list-item>
                  <text:list-item>
                    <text:p><text:span text:style-name="T1">Gegevens leesbaar voor machines</text:span></text:p>
                  </text:list-item>
                  <text:list-item>
                    <text:p><text:span text:style-name="T1">Properties begrijpbaar voor machines</text:span></text:p>
                  </text:list-item>
                </text:list>
              </text:list-item>
              <text:list-item>
                <text:p><text:span text:style-name="T1">Alles heeft een URI, ook een kenmerk</text:span></text:p>
                <text:list>
                  <text:list-item>
                    <text:p><text:span text:style-name="T1">dct:title</text:span></text:p>
                  </text:list-item>
                  <text:list-item>
                    <text:p><text:span text:style-name="T2"><text:a xlink:href="http://purl.org/dc/terms/title" xlink:type="simple">http://purl.org/dc/terms/tit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ope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igen RDF Ontologie</text:span></text:p>
                <text:list>
                  <text:list-item>
                    <text:p><text:span text:style-name="T2">Beschrijft onze informatie-architectuur</text:span></text:p>
                  </text:list-item>
                  <text:list-item>
                    <text:p><text:span text:style-name="T2">Geeft aan welke Classes er zijn (bv. Actor, Besluit, Erfgoedobject)</text:span></text:p>
                  </text:list-item>
                  <text:list-item>
                    <text:p><text:span text:style-name="T2">Geeft aan welke properties er zijn (bv. IsBeschermdAls)</text:span></text:p>
                  </text:list-item>
                  <text:list-item>
                    <text:p><text:span text:style-name="T2">Definitie door middel van RDFS en OWL</text:span></text:p>
                    <text:list>
                      <text:list-item>
                        <text:p><text:span text:style-name="T2">Domain: Property X wordt toegepast op Class Y</text:span></text:p>
                      </text:list-item>
                      <text:list-item>
                        <text:p><text:span text:style-name="T2">Range: Property X is van het type Class Y</text:span></text:p>
                      </text:list-item>
                    </text:list>
                  </text:list-item>
                  <text:list-item>
                    <text:p><text:span text:style-name="T2">Voorbeeld:</text:span></text:p>
                    <text:list>
                      <text:list-item>
                        <text:p><text:span text:style-name="T2">ObjectProperty IsBeschermdAls, domain ErfgoedObject, Range Aanduidingsob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Linked Open Data: meer linked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ze data linken</text:span></text:p>
                <text:list>
                  <text:list-item>
                    <text:p><text:span text:style-name="T1">Thesaurus: Kerken skos:exactMatch aat:Kerken</text:span></text:p>
                  </text:list-item>
                  <text:list-item>
                    <text:p><text:span text:style-name="T1">Adresdata: Gent skos:exactMatch tgn:Gent</text:span></text:p>
                  </text:list-item>
                  <text:list-item>
                    <text:p><text:span text:style-name="T1">Personen: Linken met VIAF (bv. http://viaf.org/viaf/107222767/)</text:span></text:p>
                  </text:list-item>
                </text:list>
              </text:list-item>
              <text:list-item>
                <text:p><text:span text:style-name="T1">Onze ontologie linken</text:span></text:p>
                <text:list>
                  <text:list-item>
                    <text:p><text:span text:style-name="T1">oe:Actor rdfs:isSubClassOf foaf:Agent</text:span></text:p>
                  </text:list-item>
                  <text:list-item>
                    <text:p><text:span text:style-name="T2">Oe:isBeschermdAls rdfs:isSubClassOf dct:re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: Turtl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én van de mogelijke RDF serialisaties</text:p>
              </text:list-item>
              <text:list-item>
                <text:p>Zeer leesbaar</text:p>
              </text:list-item>
              <text:list-item>
                <text:p>Zie <text:a xlink:href="http://id.erfgoed.net/ontology/ontology.ttl" xlink:type="simple">http://id.erfgoed.net/ontology/ontology.ttl</text:a> voor een voorbeeld</text:p>
              </text:list-item>
              <text:list-item>
                <text:p>Andere serialisaties:</text:p>
                <text:list>
                  <text:list-item>
                    <text:p>RDF/XML: <text:a xlink:href="http://id.erfgoed.net/ontology/ontology.rdf" xlink:type="simple">http://id.erfgoed.net/ontology/ontology.rdf</text:a></text:p>
                  </text:list-item>
                  <text:list-item>
                    <text:p>N-Triples: <text:a xlink:href="http://id.erfgoed.net/ontology/ontology.nt" xlink:type="simple">http://id.erfgoed.net/ontology/ontology.nt</text:a></text:p>
                  </text:list-item>
                  <text:list-item>
                    <text:p>HTML: http://id.erfgoed.net/ontology/ontology.htm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Technologie: Vocabulari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ublin Core: http://dublincore.org/documents/dces/</text:p>
              </text:list-item>
              <text:list-item>
                <text:p>Foaf: <text:a xlink:href="http://xmlns.com/foaf/spec/" xlink:type="simple">http://xmlns.com/foaf/spec/</text:a></text:p>
              </text:list-item>
              <text:list-item>
                <text:p>Skos: http://www.w3.org/TR/2009/NOTE-skos-primer-20090818/</text:p>
              </text:list-item>
              <text:list-item>
                <text:p>Bibo: <text:a xlink:href="http://bibliontology.com/" xlink:type="simple">http://bibliontology.com/</text:a></text:p>
              </text:list-item>
              <text:list-item>
                <text:p>CIDOC-CRM: Here be Dragon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Onze bouwstene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lke classes hebben we?</text:p>
              </text:list-item>
              <text:list-item>
                <text:p>Welke properties hebben we?</text:p>
              </text:list-item>
              <text:list-item>
                <text:p>Wat linkt met welke externe ontologie?</text:p>
              </text:list-item>
              <text:list-item>
                <text:p>Hoe gaan we om met dossier vs. Authentieke br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2T1">
        <draw:frame presentation:style-name="pr1" draw:layer="layout" svg:width="25.199cm" svg:height="3.506cm" svg:x="1.4cm" svg:y="0.837cm" presentation:class="title">
          <draw:text-box>
            <text:p>Stappenplan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Ontology doc starten (ontology.ttl)</text:p>
              </text:list-item>
              <text:list-item>
                <text:p><text:s/>Basisclasses vastleggen</text:p>
              </text:list-item>
              <text:list-item>
                <text:p><text:s/>Aan applicaties RDF representaties toevoegen</text:p>
              </text:list-item>
              <text:list-item>
                <text:p><text:s/>Starten met simpele, onvolledige representaties. Bestaande basisproperties met Literals</text:p>
              </text:list-item>
              <text:list-item>
                <text:p>Langzaamaan uitbreiden als we weten wat we aan het doen zij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adornments="Cursief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7:10:59.582774244</meta:creation-date>
    <meta:editing-duration>PT29M52S</meta:editing-duration>
    <meta:editing-cycles>4</meta:editing-cycles>
    <meta:generator>LibreOffice/4.2.8.2$Linux_X86_64 LibreOffice_project/420m0$Build-2</meta:generator>
    <dc:date>2015-09-30T21:09:27.247956752</dc:date>
    <meta:document-statistic meta:object-count="77"/>
  </office:meta>
</office:document-meta>
</file>